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335686" officeooo:paragraph-rsid="00335686"/>
    </style:style>
    <style:style style:name="P2" style:family="paragraph" style:parent-style-name="Header">
      <style:paragraph-properties fo:text-align="end" style:justify-single-word="false" fo:break-before="page"/>
      <style:text-properties officeooo:rsid="00335686" officeooo:paragraph-rsid="00335686"/>
    </style:style>
    <style:style style:name="P3" style:family="paragraph" style:parent-style-name="Footer">
      <style:paragraph-properties fo:text-align="end" style:justify-single-word="false" fo:break-before="page"/>
      <style:text-properties officeooo:rsid="00301ba6" officeooo:paragraph-rsid="0030a701"/>
    </style:style>
    <style:style style:name="P4" style:family="paragraph" style:parent-style-name="Header_20_left">
      <style:paragraph-properties fo:text-align="end" style:justify-single-word="false"/>
      <style:text-properties officeooo:rsid="003a4a5e" officeooo:paragraph-rsid="003a4a5e"/>
    </style:style>
    <style:style style:name="P5" style:family="paragraph" style:parent-style-name="Footer">
      <style:paragraph-properties fo:text-align="start" style:justify-single-word="false"/>
      <style:text-properties officeooo:rsid="0030a701" officeooo:paragraph-rsid="0030a701"/>
    </style:style>
    <style:style style:name="P6" style:family="paragraph" style:parent-style-name="Standard">
      <style:text-properties officeooo:rsid="0019989b" officeooo:paragraph-rsid="0019989b"/>
    </style:style>
    <style:style style:name="P7" style:family="paragraph" style:parent-style-name="Title">
      <style:text-properties officeooo:rsid="002d4881" officeooo:paragraph-rsid="002d4881"/>
    </style:style>
    <style:style style:name="P8" style:family="paragraph" style:parent-style-name="Title">
      <style:text-properties officeooo:rsid="002d4881" officeooo:paragraph-rsid="0060d289"/>
    </style:style>
    <style:style style:name="P9" style:family="paragraph" style:parent-style-name="Title">
      <style:text-properties officeooo:rsid="0060d289" officeooo:paragraph-rsid="0060d289"/>
    </style:style>
    <style:style style:name="P10" style:family="paragraph" style:parent-style-name="Titre_20_principal_20_secondaire">
      <style:text-properties officeooo:paragraph-rsid="002d4881"/>
    </style:style>
    <style:style style:name="P11" style:family="paragraph" style:parent-style-name="Text_20_body">
      <style:text-properties officeooo:rsid="002d4881" officeooo:paragraph-rsid="0060d289"/>
    </style:style>
    <style:style style:name="P12" style:family="paragraph" style:parent-style-name="Text_20_body">
      <style:text-properties officeooo:rsid="0060d289" officeooo:paragraph-rsid="0060d289"/>
    </style:style>
    <style:style style:name="P13" style:family="paragraph" style:parent-style-name="Text_20_body">
      <style:text-properties officeooo:rsid="0060d289" officeooo:paragraph-rsid="0062a0cd"/>
    </style:style>
    <style:style style:name="P14" style:family="paragraph" style:parent-style-name="Text_20_body">
      <style:text-properties officeooo:rsid="0060d289" officeooo:paragraph-rsid="0064730b"/>
    </style:style>
    <style:style style:name="P15" style:family="paragraph" style:parent-style-name="Text_20_body">
      <style:text-properties officeooo:rsid="0060d289" officeooo:paragraph-rsid="006683d5"/>
    </style:style>
    <style:style style:name="P16" style:family="paragraph" style:parent-style-name="Text_20_body">
      <style:text-properties officeooo:paragraph-rsid="0062a0cd"/>
    </style:style>
    <style:style style:name="P17" style:family="paragraph" style:parent-style-name="Text_20_body">
      <style:text-properties officeooo:rsid="0064730b" officeooo:paragraph-rsid="0064730b"/>
    </style:style>
    <style:style style:name="P18" style:family="paragraph" style:parent-style-name="Text_20_body">
      <style:text-properties officeooo:rsid="0064730b" officeooo:paragraph-rsid="0065020b"/>
    </style:style>
    <style:style style:name="P19" style:family="paragraph" style:parent-style-name="Text_20_body">
      <style:text-properties officeooo:paragraph-rsid="00660fce"/>
    </style:style>
    <style:style style:name="P20" style:family="paragraph" style:parent-style-name="Text_20_body">
      <style:text-properties officeooo:rsid="00660fce" officeooo:paragraph-rsid="00660fce"/>
    </style:style>
    <style:style style:name="P21" style:family="paragraph" style:parent-style-name="Text_20_body">
      <style:text-properties officeooo:rsid="0062a0cd" officeooo:paragraph-rsid="006683d5"/>
    </style:style>
    <style:style style:name="P22" style:family="paragraph" style:parent-style-name="Text_20_body">
      <style:text-properties officeooo:rsid="006683d5" officeooo:paragraph-rsid="006683d5"/>
    </style:style>
    <style:style style:name="P23" style:family="paragraph" style:parent-style-name="Text_20_body">
      <style:text-properties officeooo:rsid="0067d922" officeooo:paragraph-rsid="0067d922"/>
    </style:style>
    <style:style style:name="P24" style:family="paragraph" style:parent-style-name="Bloc_20_code">
      <style:text-properties officeooo:paragraph-rsid="0062a0cd"/>
    </style:style>
    <style:style style:name="P25" style:family="paragraph" style:parent-style-name="Bloc_20_code">
      <style:text-properties officeooo:paragraph-rsid="0064730b"/>
    </style:style>
    <style:style style:name="P26" style:family="paragraph" style:parent-style-name="Bloc_20_code">
      <style:text-properties officeooo:paragraph-rsid="006683d5"/>
    </style:style>
    <style:style style:name="P27" style:family="paragraph" style:parent-style-name="Text_20_body">
      <style:text-properties officeooo:rsid="0064730b" officeooo:paragraph-rsid="0069f666"/>
    </style:style>
    <style:style style:name="P28" style:family="paragraph" style:parent-style-name="Text_20_body">
      <style:text-properties officeooo:rsid="0069f666" officeooo:paragraph-rsid="0069f666"/>
    </style:style>
    <style:style style:name="P29" style:family="paragraph" style:parent-style-name="Text_20_body">
      <style:text-properties officeooo:rsid="0062a0cd" officeooo:paragraph-rsid="006683d5"/>
    </style:style>
    <style:style style:name="P30" style:family="paragraph" style:parent-style-name="Text_20_body">
      <style:text-properties officeooo:rsid="006bacb7" officeooo:paragraph-rsid="006683d5"/>
    </style:style>
    <style:style style:name="P31" style:family="paragraph" style:parent-style-name="Text_20_body">
      <style:text-properties officeooo:rsid="006bacb7" officeooo:paragraph-rsid="006bacb7"/>
    </style:style>
    <style:style style:name="P32" style:family="paragraph" style:parent-style-name="Text_20_body">
      <style:text-properties officeooo:rsid="006683d5" officeooo:paragraph-rsid="006683d5"/>
    </style:style>
    <style:style style:name="P33" style:family="paragraph" style:parent-style-name="Bloc_20_code">
      <style:text-properties officeooo:paragraph-rsid="0069f666"/>
    </style:style>
    <style:style style:name="P3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Heading_20_2">
      <style:text-properties officeooo:paragraph-rsid="0062a0cd"/>
    </style:style>
    <style:style style:name="P37" style:family="paragraph" style:parent-style-name="Heading_20_2">
      <style:text-properties officeooo:rsid="006683d5" officeooo:paragraph-rsid="006683d5"/>
    </style:style>
    <style:style style:name="P38" style:family="paragraph" style:parent-style-name="Heading_20_3">
      <style:text-properties officeooo:rsid="0062a0cd" officeooo:paragraph-rsid="0062a0cd"/>
    </style:style>
    <style:style style:name="P39" style:family="paragraph" style:parent-style-name="Heading_20_3">
      <style:text-properties officeooo:paragraph-rsid="006683d5"/>
    </style:style>
    <style:style style:name="P40" style:family="paragraph" style:parent-style-name="Heading_20_3">
      <style:text-properties officeooo:rsid="006683d5" officeooo:paragraph-rsid="006683d5"/>
    </style:style>
    <style:style style:name="P41" style:family="paragraph" style:parent-style-name="Heading_20_3">
      <style:text-properties officeooo:paragraph-rsid="0062a0cd"/>
    </style:style>
    <style:style style:name="P42" style:family="paragraph" style:parent-style-name="Contents_20_Heading">
      <style:paragraph-properties fo:break-before="page"/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Heading_20_1">
      <style:text-properties officeooo:paragraph-rsid="0062a0cd"/>
    </style:style>
    <style:style style:name="P45" style:family="paragraph" style:parent-style-name="Heading_20_1">
      <style:paragraph-properties fo:break-before="page"/>
      <style:text-properties officeooo:rsid="00341a2a" officeooo:paragraph-rsid="00341a2a"/>
    </style:style>
    <style:style style:name="T1" style:family="text">
      <style:text-properties officeooo:rsid="0068fe79"/>
    </style:style>
    <style:style style:name="T2" style:family="text">
      <style:text-properties officeooo:rsid="0060d289"/>
    </style:style>
    <style:style style:name="T3" style:family="text">
      <style:text-properties officeooo:rsid="0062a0cd"/>
    </style:style>
    <style:style style:name="T4" style:family="text">
      <style:text-properties officeooo:rsid="0064730b"/>
    </style:style>
    <style:style style:name="T5" style:family="text">
      <style:text-properties fo:color="#ff0000"/>
    </style:style>
    <style:style style:name="T6" style:family="text">
      <style:text-properties fo:color="#ff0000" officeooo:rsid="006683d5"/>
    </style:style>
    <style:style style:name="T7" style:family="text">
      <style:text-properties officeooo:rsid="0065020b"/>
    </style:style>
    <style:style style:name="T8" style:family="text">
      <style:text-properties officeooo:rsid="00660fce"/>
    </style:style>
    <style:style style:name="T9" style:family="text">
      <style:text-properties officeooo:rsid="006683d5"/>
    </style:style>
    <style:style style:name="T10" style:family="text">
      <style:text-properties officeooo:rsid="0068bee3"/>
    </style:style>
    <style:style style:name="T11" style:family="text">
      <style:text-properties officeooo:rsid="0069f666"/>
    </style:style>
    <style:style style:name="T12" style:family="text">
      <style:text-properties officeooo:rsid="006bacb7"/>
    </style:style>
    <style:style style:name="fr1" style:family="graphic" style:parent-style-name="Frame">
      <style:graphic-properties style:vertical-pos="middle" style:vertical-rel="page" style:horizontal-pos="center" style:horizontal-rel="page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width="17cm" draw:z-index="0">
        <draw:text-box fo:min-height="0.499cm">
          <text:p text:style-name="P7"/>
          <text:p text:style-name="P9">Guide d'installation</text:p>
          <text:p text:style-name="P11"/>
          <text:p text:style-name="P8">API de comparaison des risques</text:p>
          <text:p text:style-name="P11"/>
          <text:p text:style-name="P10">version prototype</text:p>
          <text:p text:style-name="Title"/>
        </draw:text-box>
      </draw:frame>
      <text:p text:style-name="Title"/>
      <text:table-of-content text:style-name="Sect2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42">Table des matières</text:p>
          </text:index-title>
          <text:p text:style-name="P43"><text:a xlink:type="simple" xlink:href="#__RefHeading___Toc928_2574467807" text:style-name="Index_20_Link" text:visited-style-name="Index_20_Link">1 Préambule<text:tab/>3</text:a></text:p>
          <text:p text:style-name="P43"><text:a xlink:type="simple" xlink:href="#__RefHeading___Toc2078_3176364973" text:style-name="Index_20_Link" text:visited-style-name="Index_20_Link">2 Prérequis<text:tab/>3</text:a></text:p>
          <text:p text:style-name="P43"><text:a xlink:type="simple" xlink:href="#__RefHeading___Toc2080_3176364973" text:style-name="Index_20_Link" text:visited-style-name="Index_20_Link">3 Premier exemple<text:tab/>3</text:a></text:p>
          <text:p text:style-name="P34"><text:a xlink:type="simple" xlink:href="#__RefHeading___Toc2082_3176364973" text:style-name="Index_20_Link" text:visited-style-name="Index_20_Link">3.1 Contexte<text:tab/>3</text:a></text:p>
          <text:p text:style-name="P34"><text:a xlink:type="simple" xlink:href="#__RefHeading___Toc2084_3176364973" text:style-name="Index_20_Link" text:visited-style-name="Index_20_Link">3.2 Procédure<text:tab/>3</text:a></text:p>
          <text:p text:style-name="P35"><text:a xlink:type="simple" xlink:href="#__RefHeading___Toc2086_3176364973" text:style-name="Index_20_Link" text:visited-style-name="Index_20_Link">3.2.1 Créer le service<text:tab/>3</text:a></text:p>
          <text:p text:style-name="P35"><text:a xlink:type="simple" xlink:href="#__RefHeading___Toc2088_3176364973" text:style-name="Index_20_Link" text:visited-style-name="Index_20_Link">3.2.2 Tester l'API<text:tab/>4</text:a></text:p>
          <text:p text:style-name="P35"><text:a xlink:type="simple" xlink:href="#__RefHeading___Toc477_4204833064" text:style-name="Index_20_Link" text:visited-style-name="Index_20_Link">3.2.3 Logs<text:tab/>4</text:a></text:p>
          <text:p text:style-name="P35"><text:a xlink:type="simple" xlink:href="#__RefHeading___Toc479_4204833064" text:style-name="Index_20_Link" text:visited-style-name="Index_20_Link">3.2.4 Base de données<text:tab/>4</text:a></text:p>
          <text:p text:style-name="P35"><text:a xlink:type="simple" xlink:href="#__RefHeading___Toc2092_3176364973" text:style-name="Index_20_Link" text:visited-style-name="Index_20_Link">3.2.5 Dupliquer le service<text:tab/>5</text:a></text:p>
          <text:p text:style-name="P43"><text:a xlink:type="simple" xlink:href="#__RefHeading___Toc2094_3176364973" text:style-name="Index_20_Link" text:visited-style-name="Index_20_Link">4 Second exemple<text:tab/>5</text:a></text:p>
          <text:p text:style-name="P34"><text:a xlink:type="simple" xlink:href="#__RefHeading___Toc2096_3176364973" text:style-name="Index_20_Link" text:visited-style-name="Index_20_Link">4.1 Contexte<text:tab/>5</text:a></text:p>
          <text:p text:style-name="P34"><text:a xlink:type="simple" xlink:href="#__RefHeading___Toc2098_3176364973" text:style-name="Index_20_Link" text:visited-style-name="Index_20_Link">4.2 Procédure<text:tab/>5</text:a></text:p>
          <text:p text:style-name="P35"><text:a xlink:type="simple" xlink:href="#__RefHeading___Toc2100_3176364973" text:style-name="Index_20_Link" text:visited-style-name="Index_20_Link">4.2.1 Créer le service<text:tab/>5</text:a></text:p>
          <text:p text:style-name="P35"><text:a xlink:type="simple" xlink:href="#__RefHeading___Toc2102_3176364973" text:style-name="Index_20_Link" text:visited-style-name="Index_20_Link">4.2.2 Tester l'API<text:tab/>6</text:a></text:p>
          <text:p text:style-name="P35"><text:a xlink:type="simple" xlink:href="#__RefHeading___Toc2104_3176364973" text:style-name="Index_20_Link" text:visited-style-name="Index_20_Link">4.2.3 Dupliquer le service<text:tab/>6</text:a></text:p>
          <text:p text:style-name="P35"><text:a xlink:type="simple" xlink:href="#__RefHeading___Toc481_4204833064" text:style-name="Index_20_Link" text:visited-style-name="Index_20_Link">4.2.4 Logs et base de données<text:tab/>6</text:a></text:p>
          <text:p text:style-name="P34"><text:a xlink:type="simple" xlink:href="#__RefHeading___Toc483_4204833064" text:style-name="Index_20_Link" text:visited-style-name="Index_20_Link">4.3 Mock data<text:tab/>6</text:a></text:p>
          <text:p text:style-name="P34"><text:a xlink:type="simple" xlink:href="#__RefHeading___Toc2106_3176364973" text:style-name="Index_20_Link" text:visited-style-name="Index_20_Link">4.4 Commandes indispensables<text:tab/>6</text:a></text:p>
        </text:index-body>
      </text:table-of-content>
      <text:p text:style-name="P6"/>
      <text:h text:style-name="P45" text:outline-level="1"><text:bookmark-start text:name="__RefHeading___Toc928_2574467807"/>Préambule<text:bookmark-end text:name="__RefHeading___Toc928_2574467807"/></text:h>
      <text:p text:style-name="P12">Ce document à pour but d’aider au déploiement de l’API de comparaison des risques. L’outil choisi est « docker ». L’API est disponible dans les version<text:span text:style-name="T9">s</text:span> windows et linux. Deux exemples seront présentés, tout deux avec Windows 10, le second se faisant avec le concours d’une machine virtuelle sous linux.</text:p>
      <text:p text:style-name="P12"/>
      <text:h text:style-name="Heading_20_1" text:outline-level="1"><text:bookmark-start text:name="__RefHeading___Toc2078_3176364973"/>Prérequis<text:bookmark-end text:name="__RefHeading___Toc2078_3176364973"/></text:h>
      <text:p text:style-name="P13">Docker installé et fonctionnel. <text:s/>L’installation en elle même ne sera pas abordée, <text:span text:style-name="T3">vous trouverez plus d’informations ici : </text:span></text:p>
      <text:p text:style-name="P16"><text:a xlink:type="simple" xlink:href="https://docs.docker.com/engine/installation/#supported-platforms" text:style-name="Internet_20_link" text:visited-style-name="Visited_20_Internet_20_Link"><text:span text:style-name="T3">https://docs.docker.com/engine/installation/#supported-platforms</text:span></text:a></text:p>
      <text:p text:style-name="P16"/>
      <text:h text:style-name="Heading_20_1" text:outline-level="1"><text:bookmark-start text:name="__RefHeading___Toc2080_3176364973"/>Premier exemple<text:bookmark-end text:name="__RefHeading___Toc2080_3176364973"/></text:h>
      <text:h text:style-name="Heading_20_2" text:outline-level="2"><text:bookmark-start text:name="__RefHeading___Toc2082_3176364973"/>Contexte<text:bookmark-end text:name="__RefHeading___Toc2082_3176364973"/></text:h>
      <text:p text:style-name="P12">Windows 10</text:p>
      <text:p text:style-name="P12">Docker for windows</text:p>
      <text:p text:style-name="P12">windows container</text:p>
      <text:p text:style-name="P12"/>
      <text:h text:style-name="Heading_20_2" text:outline-level="2"><text:bookmark-start text:name="__RefHeading___Toc2084_3176364973"/>Procédure<text:bookmark-end text:name="__RefHeading___Toc2084_3176364973"/></text:h>
      <text:h text:style-name="P38" text:outline-level="3"><text:bookmark-start text:name="__RefHeading___Toc2086_3176364973"/>Créer le service<text:bookmark-end text:name="__RefHeading___Toc2086_3176364973"/></text:h>
      <text:p text:style-name="P16"/>
      <text:p text:style-name="P12">Récupérer l'image du service</text:p>
      <text:p text:style-name="P24">docker pull sepulwarrior/comparaisonrisques:prototype-windows</text:p>
      <text:p text:style-name="P12"/>
      <text:p text:style-name="P12">Créer un container à partir de l'image <text:span text:style-name="T3">récupérée</text:span></text:p>
      <text:p text:style-name="P24">docker create --name compa_risques_01 sepulwarrior/comparaisonrisques:prototype-windows</text:p>
      <text:p text:style-name="P12"/>
      <text:p text:style-name="P12">Démarrer le container</text:p>
      <text:p text:style-name="Bloc_20_code"><text:soft-page-break/>docker start compa_risques_01</text:p>
      <text:p text:style-name="P12"/>
      <text:p text:style-name="P12">Récupérer son IP</text:p>
      <text:p text:style-name="Bloc_20_code">docker exec compa_risques_01 ipconfig</text:p>
      <text:p text:style-name="P12"/>
      <text:h text:style-name="Heading_20_3" text:outline-level="3"><text:bookmark-start text:name="__RefHeading___Toc2088_3176364973"/>Tester l'API<text:bookmark-end text:name="__RefHeading___Toc2088_3176364973"/></text:h>
      <text:p text:style-name="P15">{URL_de_base}/api/patient?limit=1<text:tab/>( retourne la première fiche patient )</text:p>
      <text:p text:style-name="P15">{URL_de_base}/<text:span text:style-name="T9">swagger</text:span><text:tab/>( <text:span text:style-name="T9">testing</text:span>)</text:p>
      <text:p text:style-name="P12">L' {URL_de_base} sera cette IP. ( <text:span text:style-name="T3">le container</text:span> écoute sur le port 80 )</text:p>
      <text:p text:style-name="P12"/>
      <text:h text:style-name="P39" text:outline-level="3"><text:bookmark-start text:name="__RefHeading___Toc477_4204833064"/>Logs<text:bookmark-end text:name="__RefHeading___Toc477_4204833064"/></text:h>
      <text:p text:style-name="P21">Des logs sous forme de fichiers sont disponible ici : c:\app\log (arborescence du container)</text:p>
      <text:p text:style-name="P21">Il est possible de lier ce répertoire avec un répertoire de l’hôte. ( ici <text:span text:style-name="T2">C:\DockContainersSharedFiles\compa_risques_01\log </text:span>pour l’exemple )</text:p>
      <text:p text:style-name="P26">docker create --name compa_risques_02 -v C:\DockContainersSharedFiles\compa_risques_01\log:c:\app\log sepulwarrior/comparaisonrisques:prototype-windows</text:p>
      <text:p text:style-name="P15"/>
      <text:p text:style-name="P15">De cette manière les logs sous forme de fichiers sont partagés avec l'hôte.</text:p>
      <text:h text:style-name="P40" text:outline-level="3"><text:bookmark-start text:name="__RefHeading___Toc479_4204833064"/>Base de donnée<text:span text:style-name="T10">s</text:span><text:bookmark-end text:name="__RefHeading___Toc479_4204833064"/></text:h>
      <text:p text:style-name="P21"><text:span text:style-name="T9">La base de données utilisée est SQLite, celle-ci est donc un fichier se trouvant </text:span>ici : c:\app\<text:span text:style-name="T9">data</text:span> (arborescence du container)</text:p>
      <text:p text:style-name="P21"><text:span text:style-name="T12">En théorie*, i</text:span>l est possible de lier ce répertoire avec un répertoire de l’hôte. ( ici <text:span text:style-name="T2">C:\DockContainersSharedFiles\compa_risques_01\data </text:span>pour l’exemple )</text:p>
      <text:p text:style-name="P26">docker create --name compa_risques_02 -v C:\DockContainersSharedFiles\compa_risques_01\<text:span text:style-name="T9">data</text:span>:c:\app\<text:span text:style-name="T9">data</text:span> sepulwarrior/comparaisonrisques:prototype-windows</text:p>
      <text:p text:style-name="P30"/>
      <text:p text:style-name="P22"><text:span text:style-name="T12">Si </text:span>deux containers <text:span text:style-name="T12">sont </text:span>monté sur le même répertoire, ces deux containers partageront de ce fait une base de donnée<text:span text:style-name="T10">s</text:span> commune.</text:p>
      <text:p text:style-name="P22"/>
      <text:p text:style-name="P31">*Les tests ont levé des erreurs avec Windows, avec linux ça fonctionne.</text:p>
      <text:h text:style-name="P41" text:outline-level="3"><text:bookmark-start text:name="__RefHeading___Toc2092_3176364973"/><text:soft-page-break/>Dupliquer le service<text:bookmark-end text:name="__RefHeading___Toc2092_3176364973"/></text:h>
      <text:p text:style-name="Text_20_body">Répétez l’opération, chaque container aura une IP différente.</text:p>
      <text:p text:style-name="P12"/>
      <text:h text:style-name="P44" text:outline-level="1"><text:bookmark-start text:name="__RefHeading___Toc2094_3176364973"/><text:span text:style-name="T3">Second</text:span> exemple<text:bookmark-end text:name="__RefHeading___Toc2094_3176364973"/></text:h>
      <text:h text:style-name="P36" text:outline-level="2"><text:bookmark-start text:name="__RefHeading___Toc2096_3176364973"/>Contexte<text:bookmark-end text:name="__RefHeading___Toc2096_3176364973"/></text:h>
      <text:p text:style-name="P14">Windows 10</text:p>
      <text:p text:style-name="P14">Docker toolbox windows</text:p>
      <text:p text:style-name="P14">utilisation de virtualbox</text:p>
      <text:p text:style-name="P14">linux container</text:p>
      <text:p text:style-name="P13"/>
      <text:h text:style-name="P36" text:outline-level="2"><text:bookmark-start text:name="__RefHeading___Toc2098_3176364973"/>Procédure<text:bookmark-end text:name="__RefHeading___Toc2098_3176364973"/></text:h>
      <text:h text:style-name="P38" text:outline-level="3"><text:bookmark-start text:name="__RefHeading___Toc2100_3176364973"/>Créer le service<text:bookmark-end text:name="__RefHeading___Toc2100_3176364973"/></text:h>
      <text:p text:style-name="P12">Récupérer l'image du service</text:p>
      <text:p text:style-name="Bloc_20_code">docker pull sepulwarrior/comparaisonrisques:prototype-linux</text:p>
      <text:p text:style-name="P12"/>
      <text:p text:style-name="P12">Créer un container à partir de l'image <text:span text:style-name="T4">récupérée</text:span></text:p>
      <text:p text:style-name="Bloc_20_code">docker create --name compa_risques_03 <text:span text:style-name="T5">-p 8</text:span><text:span text:style-name="T6">1</text:span><text:span text:style-name="T5">:80</text:span> sepulwarrior/comparaisonrisques:prototype-linux</text:p>
      <text:p text:style-name="P12"/>
      <text:p text:style-name="P12">Notez l'option "-p 8<text:span text:style-name="T9">1</text:span>:80", celle-ci permet de <text:span text:style-name="T4">mapper</text:span> le port 80 du container au pot 8<text:span text:style-name="T9">1</text:span> de la machine virtuelle.</text:p>
      <text:p text:style-name="P12"/>
      <text:p text:style-name="P12">Démarrer le container</text:p>
      <text:p text:style-name="Bloc_20_code">docker start compa_risques_03</text:p>
      <text:p text:style-name="P12"/>
      <text:p text:style-name="P12">Le container tourne dans une machine virtuelle (virtualbox)</text:p>
      <text:p text:style-name="P12">Récupérer l'IP de la machine virtuelle</text:p>
      <text:p text:style-name="Bloc_20_code">docker-machine -ls</text:p>
      <text:p text:style-name="P12"/>
      <text:h text:style-name="Heading_20_3" text:outline-level="3"><text:bookmark-start text:name="__RefHeading___Toc2102_3176364973"/><text:soft-page-break/>Tester l'API <text:bookmark-end text:name="__RefHeading___Toc2102_3176364973"/></text:h>
      <text:p text:style-name="P12">{URL_de_base}/api/patient?limit=1<text:tab/>( retourne la première fiche patient )</text:p>
      <text:p text:style-name="P15">{URL_de_base}/<text:span text:style-name="T9">swagger</text:span><text:tab/>( <text:span text:style-name="T9">testing</text:span>)</text:p>
      <text:p text:style-name="P12">L' {URL_de_base} sera cette IP. ( <text:span text:style-name="T4">sur le port mappé par l’option -p </text:span>)</text:p>
      <text:p text:style-name="P12"/>
      <text:h text:style-name="Heading_20_3" text:outline-level="3"><text:bookmark-start text:name="__RefHeading___Toc2104_3176364973"/>Dupliquer le service<text:bookmark-end text:name="__RefHeading___Toc2104_3176364973"/></text:h>
      <text:p text:style-name="P12">Dans ce cas-ci dupliquer le service en mappant sur des port <text:span text:style-name="T8">différents</text:span> de la machine virtuelle.</text:p>
      <text:p text:style-name="P12"/>
      <text:h text:style-name="Heading_20_3" text:outline-level="3"><text:bookmark-start text:name="__RefHeading___Toc481_4204833064"/>Logs et base de données<text:bookmark-end text:name="__RefHeading___Toc481_4204833064"/></text:h>
      <text:p text:style-name="P22">De la même manière que vu précédemment sous windows, les répertoires /app/log et /app/data peuvent être montés. Il seront montés sur la machine virtuelle.</text:p>
      <text:p text:style-name="P22"/>
      <text:h text:style-name="P37" text:outline-level="2"><text:bookmark-start text:name="__RefHeading___Toc483_4204833064"/>Mock data<text:bookmark-end text:name="__RefHeading___Toc483_4204833064"/></text:h>
      <text:p text:style-name="P23">Dans le répertoire data se trouve également le fichier mock_data.json, ce fichiers contient une base de donnée<text:span text:style-name="T10">s</text:span> test. Si le fichier existe et que la base de donnée<text:span text:style-name="T10">s</text:span> est vide, le service récupérera les données de test au démarrage. Supprimez le fichier mock et la base de donnée<text:span text:style-name="T10">s</text:span>, redémarrez le service et vous commencerez avec une base de donnée<text:span text:style-name="T10">s</text:span> vierge. Dans le cas ou le répertoire app\data est monté, celui-ci ne contiendra pas le fichier mock (système de fichier de l’hote), une copie du fichier mock est disponible ici : \app\mock.</text:p>
      <text:p text:style-name="P12"/>
      <text:h text:style-name="Heading_20_2" text:outline-level="2"><text:bookmark-start text:name="__RefHeading___Toc2106_3176364973"/>Commandes indispensables<text:bookmark-end text:name="__RefHeading___Toc2106_3176364973"/></text:h>
      <text:p text:style-name="P12"/>
      <text:p text:style-name="P12">Se logger <text:span text:style-name="T4">( sur docker hub pour)</text:span></text:p>
      <text:p text:style-name="Bloc_20_code">docker login</text:p>
      <text:p text:style-name="P12"/>
      <text:p text:style-name="P12">Lister toutes les images</text:p>
      <text:p text:style-name="Bloc_20_code">docker images</text:p>
      <text:p text:style-name="P12"/>
      <text:p text:style-name="P12">Lister <text:span text:style-name="T4">tout </text:span>les containers</text:p>
      <text:p text:style-name="Bloc_20_code">docker ps -a</text:p>
      <text:p text:style-name="P12"/>
      <text:p text:style-name="P28"><text:soft-page-break/>Attacher un container (utile pour voir les logs)</text:p>
      <text:p text:style-name="P33">docker <text:span text:style-name="T11">attach</text:span> compa_risques_01</text:p>
      <text:p text:style-name="Text_20_body"/>
      <text:p text:style-name="P27">Paramètres d’<text:span text:style-name="T8">un</text:span> container ( e.g. Hostname, IP )</text:p>
      <text:p text:style-name="P33">docker inspect compa_risques_01</text:p>
      <text:p text:style-name="Text_20_body"/>
      <text:p text:style-name="P17">Exécute une commande à l’intérieur du container (e.g. ipconfig)</text:p>
      <text:p text:style-name="P25">docker exec compa_risques_01 <text:span text:style-name="T4">ipconfig</text:span></text:p>
      <text:p text:style-name="Text_20_body"/>
      <text:p text:style-name="P18">Ouvre une invite de commande <text:span text:style-name="T7">dans le container </text:span>windows</text:p>
      <text:p text:style-name="P25">docker exec <text:span text:style-name="T4">-it </text:span>compa_risques_01 <text:span text:style-name="T4">cmd</text:span></text:p>
      <text:p text:style-name="Text_20_body"/>
      <text:p text:style-name="P17">Ouvre une invite de commande <text:span text:style-name="T7">dans le container linux</text:span></text:p>
      <text:p text:style-name="P25">docker exec <text:span text:style-name="T4">-it </text:span>compa_risques_01 <text:span text:style-name="T4">sh</text:span></text:p>
      <text:p text:style-name="P12"/>
      <text:p text:style-name="P20">Pour le reste :</text:p>
      <text:p text:style-name="P19"><text:a xlink:type="simple" xlink:href="https://docs.docker.com/engine/reference/commandline/docker/" text:style-name="Internet_20_link" text:visited-style-name="Visited_20_Internet_20_Link"><text:span text:style-name="T8">https://docs.docker.com/engine/reference/commandline/docker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cm" fo:margin-right="0cm" fo:margin-top="0cm" fo:margin-bottom="0.247cm" loext:contextual-spacing="false" fo:line-height="120%" fo:text-indent="0cm" style:auto-text-indent="false" style:shadow="none" style:writing-mode="lr-tb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lr-tb"/>
      <style:text-properties fo:font-size="12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lr-tb"/>
      <style:text-properties fo:font-size="14pt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lr-tb"/>
      <style:text-properties fo:font-size="80%" fo:font-weight="bold" style:font-size-asian="101%" style:font-weight-asian="bold" style:font-size-complex="101%" style:font-weight-complex="normal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ustom" style:family="paragraph" style:parent-style-name="Standard">
      <style:paragraph-properties style:writing-mode="page"/>
    </style:style>
    <style:style style:name="Bloc_20_code" style:display-name="Bloc code" style:family="paragraph" style:parent-style-name="Custom">
      <loext:graphic-properties draw:fill="solid" draw:fill-color="#eeeeee"/>
      <style:paragraph-properties fo:margin-left="1cm" fo:margin-right="1cm" fo:text-indent="0cm" style:auto-text-indent="false" fo:background-color="#eeeeee" style:writing-mode="pag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 style:writing-mode="page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background-color="transparent" style:writing-mode="page"/>
      <style:text-properties fo:font-weight="bold" style:font-size-asian="10.5pt"/>
    </style:style>
    <style:style style:name="Header" style:family="paragraph" style:parent-style-name="Footer" style:class="extra">
      <style:paragraph-properties fo:padding="0.049cm" fo:border-left="none" fo:border-right="none" fo:border-top="none" fo:border-bottom="0.06pt solid #000000" style:writing-mode="lr-tb"/>
    </style:style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style:shadow="none" style:writing-mode="lr-tb"/>
      <style:text-properties fo:font-size="10pt" style:font-size-asian="10.5pt"/>
    </style:style>
    <style:style style:name="tab_20_a_20_gauche" style:display-name="tab a gauche" style:family="paragraph" style:parent-style-name="Table_20_Contents">
      <style:paragraph-properties fo:text-align="start" style:justify-single-word="false" style:writing-mode="page"/>
      <style:text-properties style:font-size-asian="10.5pt"/>
    </style:style>
    <style:style style:name="Preformatted_20_Text" style:display-name="Preformatted Text" style:family="paragraph" style:parent-style-name="Standard" style:class="html"/>
    <style:style style:name="contenu_20_grisé" style:display-name="contenu grisé" style:family="paragraph" style:parent-style-name="Table_20_Contents">
      <loext:graphic-properties draw:fill="none" draw:fill-color="#729fcf"/>
      <style:paragraph-properties fo:text-align="start" style:justify-single-word="false" fo:background-color="transparent" style:writing-mode="page"/>
      <style:text-properties fo:color="#b2b2b2" style:font-size-asian="10.5pt"/>
    </style:style>
    <style:style style:name="Bloc_20_code_20_tableau" style:display-name="Bloc code tableau" style:family="paragraph" style:parent-style-name="Table_20_Contents">
      <loext:graphic-properties draw:fill="solid" draw:fill-color="#eeeeee"/>
      <style:paragraph-properties fo:text-align="start" style:justify-single-word="false" fo:background-color="#eeeeee" style:writing-mode="page"/>
      <style:text-properties style:font-size-asian="10.5pt"/>
    </style:style>
    <style:style style:name="important" style:family="paragraph" style:parent-style-name="Table_20_Contents">
      <loext:graphic-properties draw:fill="solid" draw:fill-color="#fdcacb"/>
      <style:paragraph-properties fo:text-align="start" style:justify-single-word="false" fo:background-color="#fdcacb" style:writing-mode="page"/>
    </style:style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Titre_20_principal_20_secondaire" style:display-name="Titre principal secondaire" style:family="paragraph" style:parent-style-name="Title">
      <loext:graphic-properties draw:fill="none" draw:fill-color="#729fcf"/>
      <style:paragraph-properties fo:background-color="transparent" style:writing-mode="lr-tb"/>
      <style:text-properties fo:font-size="20pt" style:font-weight-complex="normal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Header_20_left" style:display-name="Header left" style:family="paragraph" style:parent-style-name="Standard" style:class="extra"/>
    <style:style style:name="Addressee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335686" officeooo:paragraph-rsid="00335686"/>
    </style:style>
    <style:style style:name="MP2" style:family="paragraph" style:parent-style-name="Header">
      <style:paragraph-properties fo:text-align="end" style:justify-single-word="false" fo:break-before="page"/>
      <style:text-properties officeooo:rsid="00335686" officeooo:paragraph-rsid="00335686"/>
    </style:style>
    <style:style style:name="MP3" style:family="paragraph" style:parent-style-name="Header_20_left">
      <style:paragraph-properties fo:text-align="end" style:justify-single-word="false"/>
      <style:text-properties officeooo:rsid="003a4a5e" officeooo:paragraph-rsid="003a4a5e"/>
    </style:style>
    <style:style style:name="MP4" style:family="paragraph" style:parent-style-name="Footer">
      <style:paragraph-properties fo:text-align="start" style:justify-single-word="false"/>
      <style:text-properties officeooo:rsid="0030a701" officeooo:paragraph-rsid="0030a701"/>
    </style:style>
    <style:style style:name="MP5" style:family="paragraph" style:parent-style-name="Footer">
      <style:paragraph-properties fo:text-align="end" style:justify-single-word="false" fo:break-before="page"/>
      <style:text-properties officeooo:rsid="00301ba6" officeooo:paragraph-rsid="0030a701"/>
    </style:style>
    <style:style style:name="MT1" style:family="text">
      <style:text-properties officeooo:rsid="0068fe79"/>
    </style:style>
    <style:style style:name="M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section text:style-name="MSect1" text:name="Section1">
          <text:p text:style-name="MP1">API de comparaison des risques</text:p>
          <text:p text:style-name="MP2">version prototype</text:p>
        </text:section>
      </style:header>
      <style:header-first>
        <text:p text:style-name="MP3">Mise à jour : <text:span text:style-name="MT1">20</text:span>/12/2017</text:p>
      </style:header-first>
      <style:footer>
        <text:section text:style-name="MSect1" text:name="Section2">
          <text:p text:style-name="MP4">Liénard Frédérik</text:p>
          <text:p text:style-name="MP5"><text:initial-creator/><text:initial-creator/>Page <text:page-number text:select-page="current">7</text:page-number> / <text:page-count>7</text:page-count></text:p>
        </text:section>
      </style:footer>
      <style:footer-first>
        <text:section text:style-name="MSect1" text:name="Section6">
          <text:p text:style-name="MP4">Liénard Frédérik</text:p>
          <text:p text:style-name="MP5"><text:initial-creator/><text:initial-creator/>Page <text:page-number text:select-page="current">1</text:page-number> / <text:page-count>7</text:page-count></text:p>
        </text:section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09:11:21.613000000</meta:creation-date>
    <dc:date>2017-12-20T22:23:10.021000000</dc:date>
    <meta:editing-duration>PT3H35M37S</meta:editing-duration>
    <meta:editing-cycles>46</meta:editing-cycles>
    <meta:generator>LibreOffice/5.3.6.1$Windows_x86 LibreOffice_project/686f202eff87ef707079aeb7f485847613344eb7</meta:generator>
    <dc:creator>Liénard Frédérik</dc:creator>
    <meta:document-statistic meta:table-count="0" meta:image-count="0" meta:object-count="0" meta:page-count="7" meta:paragraph-count="114" meta:word-count="769" meta:character-count="5250" meta:non-whitespace-character-count="4615"/>
  </office:meta>
</office:document-meta>
</file>